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702596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64b82" officeooo:paragraph-rsid="00464b82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5352e5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81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82" style:family="paragraph" style:parent-style-name="Standard">
      <style:text-properties officeooo:rsid="001c5770" officeooo:paragraph-rsid="003a05f2"/>
    </style:style>
    <style:style style:name="P83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84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68a5ca" officeooo:paragraph-rsid="0024de4c" fo:background-color="#f5f5f5" style:font-name-asian="Liberation Serif" style:font-name-complex="Liberation Serif" loext:padding="0cm" loext:border="none"/>
    </style:style>
    <style:style style:name="P8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4b5a" fo:background-color="#f5f5f5" style:font-name-asian="Liberation Serif" style:font-name-complex="Liberation Serif" loext:padding="0cm" loext:border="none"/>
    </style:style>
    <style:style style:name="P8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5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6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7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8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9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0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1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12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13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4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5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6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8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9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20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1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22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23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24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25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6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27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8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9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30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1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6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7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8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39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40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1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4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5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6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7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8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9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0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1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2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4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5" style:family="paragraph" style:parent-style-name="Standard" style:list-style-name="L11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5f880f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normal" officeooo:rsid="006d539f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normal" officeooo:rsid="006e88d1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normal" officeooo:rsid="0070a5e4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8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5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6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7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8" style:family="text">
      <style:text-properties officeooo:rsid="00044b05"/>
    </style:style>
    <style:style style:name="T29" style:family="text">
      <style:text-properties style:font-name="Calibri1" fo:font-size="11pt" style:font-name-asian="Calibri1" style:font-name-complex="Calibri1"/>
    </style:style>
    <style:style style:name="T30" style:family="text">
      <style:text-properties style:font-name="Calibri1" fo:font-size="11pt" officeooo:rsid="00044b05" style:font-name-asian="Calibri1" style:font-name-complex="Calibri1"/>
    </style:style>
    <style:style style:name="T31" style:family="text">
      <style:text-properties style:font-name="Calibri1" fo:font-size="11pt" officeooo:rsid="0009402f" style:font-name-asian="Calibri1" style:font-name-complex="Calibri1"/>
    </style:style>
    <style:style style:name="T32" style:family="text">
      <style:text-properties style:font-name="Calibri1" fo:font-size="11pt" officeooo:rsid="000b098e" style:font-name-asian="Calibri1" style:font-name-complex="Calibri1"/>
    </style:style>
    <style:style style:name="T33" style:family="text">
      <style:text-properties officeooo:rsid="000574d9"/>
    </style:style>
    <style:style style:name="T34" style:family="text">
      <style:text-properties officeooo:rsid="000660ac"/>
    </style:style>
    <style:style style:name="T35" style:family="text">
      <style:text-properties officeooo:rsid="0007fca3"/>
    </style:style>
    <style:style style:name="T36" style:family="text">
      <style:text-properties officeooo:rsid="0009402f"/>
    </style:style>
    <style:style style:name="T37" style:family="text">
      <style:text-properties officeooo:rsid="000b098e"/>
    </style:style>
    <style:style style:name="T38" style:family="text">
      <style:text-properties officeooo:rsid="000cd5e3"/>
    </style:style>
    <style:style style:name="T39" style:family="text">
      <style:text-properties officeooo:rsid="00111c87"/>
    </style:style>
    <style:style style:name="T40" style:family="text">
      <style:text-properties style:font-name="Liberation Serif" fo:font-size="12pt" style:font-name-asian="Liberation Serif" style:font-name-complex="Liberation Serif"/>
    </style:style>
    <style:style style:name="T41" style:family="text">
      <style:text-properties style:font-name="Liberation Serif" fo:font-size="12pt" officeooo:rsid="00111c87" style:font-name-asian="Liberation Serif" style:font-name-complex="Liberation Serif"/>
    </style:style>
    <style:style style:name="T42" style:family="text">
      <style:text-properties style:font-name="Liberation Serif" fo:font-size="12pt" officeooo:rsid="00147698" style:font-name-asian="Liberation Serif" style:font-name-complex="Liberation Serif"/>
    </style:style>
    <style:style style:name="T43" style:family="text">
      <style:text-properties officeooo:rsid="001409e9"/>
    </style:style>
    <style:style style:name="T44" style:family="text">
      <style:text-properties officeooo:rsid="00147698"/>
    </style:style>
    <style:style style:name="T45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46" style:family="text">
      <style:text-properties fo:font-variant="normal" fo:text-transform="none" style:font-name="Roboto" fo:font-size="9.75pt" fo:letter-spacing="normal" fo:font-style="normal" officeooo:rsid="0068a5ca" fo:background-color="#f5f5f5" loext:char-shading-value="0" loext:padding="0cm" loext:border="none"/>
    </style:style>
    <style:style style:name="T47" style:family="text">
      <style:text-properties fo:font-variant="normal" fo:text-transform="none" style:font-name="Roboto" fo:font-size="9.75pt" fo:letter-spacing="normal" fo:font-style="normal" officeooo:rsid="00702596" fo:background-color="#f5f5f5" loext:char-shading-value="0" loext:padding="0cm" loext:border="none"/>
    </style:style>
    <style:style style:name="T48" style:family="text">
      <style:text-properties officeooo:rsid="001dc147"/>
    </style:style>
    <style:style style:name="T49" style:family="text">
      <style:text-properties officeooo:rsid="001df80c"/>
    </style:style>
    <style:style style:name="T50" style:family="text">
      <style:text-properties officeooo:rsid="0035253f"/>
    </style:style>
    <style:style style:name="T51" style:family="text">
      <style:text-properties officeooo:rsid="0040cc31"/>
    </style:style>
    <style:style style:name="T52" style:family="text">
      <style:text-properties officeooo:rsid="004d3225"/>
    </style:style>
    <style:style style:name="T53" style:family="text">
      <style:text-properties officeooo:rsid="005352e5"/>
    </style:style>
    <style:style style:name="T54" style:family="text">
      <style:text-properties officeooo:rsid="006ebd4d"/>
    </style:style>
    <style:style style:name="T55" style:family="text">
      <style:text-properties officeooo:rsid="006fe6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/Coisas a Fazer :</text:p>
      <text:p text:style-name="P17"><text:span text:style-name="T47">editar diagrama</text:span><text:span text:style-name="T45"><text:line-break/>-</text:span><text:span text:style-name="T46">editar texto</text:span></text:p>
      <text:p text:style-name="P84">-consultas</text:p>
      <text:p text:style-name="P85">um gatilho</text:p>
      <text:p text:style-name="P41">3 Modelo Logico</text:p>
      <text:p text:style-name="P41">3.1 Mapeamento Entidade-Relacionamento</text:p>
      <text:p text:style-name="P48"/>
      <text:p text:style-name="P42">3 Modelo Logico</text:p>
      <text:p text:style-name="P42">3.1 Mapeamento Entidade-Relacionamento</text:p>
      <text:p text:style-name="P52"/>
      <text:p text:style-name="P1"><text:span text:style-name="T15">Pessoa</text:span><text:span text:style-name="T1">=(</text:span><text:span text:style-name="T18">CPF,</text:span><text:span text:style-name="T1"> Nome, Telefone);</text:span></text:p>
      <text:p text:style-name="P1"><text:span text:style-name="T15">Funcionario</text:span><text:span text:style-name="T1">=(</text:span><text:span text:style-name="T18">CPFPessoa</text:span><text:span text:style-name="T1">, Cargo, DataAdmissao, </text:span><text:span text:style-name="T11">Salário,</text:span><text:span text:style-name="T1"> Status,</text:span><text:span text:style-name="T21"> Bairro, Rua, Cidade</text:span><text:span text:style-name="T1">); </text:span><text:span text:style-name="T11">←Coloquei salário</text:span></text:p>
      <text:p text:style-name="P1"><text:span text:style-name="T15">Cliente</text:span><text:span text:style-name="T1">=(</text:span><text:span text:style-name="T18">CPFPessoa</text:span><text:span text:style-name="T1">, e-mail);</text:span></text:p>
      <text:p text:style-name="P1"><text:span text:style-name="T16">Pagamento</text:span><text:span text:style-name="T1">=</text:span><text:span text:style-name="T18">(Cod</text:span><text:span text:style-name="T19">Pagamento</text:span><text:span text:style-name="T18">,</text:span><text:span text:style-name="T1"> Funcionario, Hora, </text:span><text:span text:style-name="T2">CodDespesa);←Mudei</text:span><text:span text:style-name="T12"> pra pagamento, </text:span><text:span text:style-name="T13">tireo valor pq já fica em despesa</text:span></text:p>
      <text:p text:style-name="P1"><text:span text:style-name="T15">Fornecedor</text:span><text:span text:style-name="T1">=(</text:span><text:span text:style-name="T18">CNPJ</text:span><text:span text:style-name="T1">, Nome, Telefone</text:span><text:span text:style-name="T23">, </text:span><text:span text:style-name="T21">Cidade, Rua, Bairro</text:span><text:span text:style-name="T1">);</text:span></text:p>
      <text:p text:style-name="P1"><text:span text:style-name="T15">Despesa</text:span><text:span text:style-name="T1">=(</text:span><text:span text:style-name="T18">CodDespesa,</text:span><text:span text:style-name="T1">Valor, Data);</text:span></text:p>
      <text:p text:style-name="P1"><text:span text:style-name="T15">Compra</text:span><text:span text:style-name="T1">=(</text:span><text:span text:style-name="T18">CodCompra</text:span><text:span text:style-name="T1">, Fornecedor, Hora, CodDespesa)</text:span><text:span text:style-name="T4">; </text:span><text:span text:style-name="T10">←</text:span><text:span text:style-name="T14">tirei quantidade mesmo fodasseeee</text:span></text:p>
      <text:p text:style-name="P1"><text:span text:style-name="T15">CompraProduto</text:span><text:span text:style-name="T1">=(</text:span><text:span text:style-name="T18">CodProduto, CodCompra,</text:span><text:span text:style-name="T22"> Quantidade, PrecoUnitario</text:span><text:span text:style-name="T1">);</text:span></text:p>
      <text:p text:style-name="P1"><text:span text:style-name="T15">Produto</text:span><text:span text:style-name="T1">=(</text:span><text:span text:style-name="T18">Codigo,</text:span><text:span text:style-name="T1"> Tamanho, Status, Nome, Preço</text:span><text:span text:style-name="T5">Venda</text:span><text:span text:style-name="T1">);</text:span></text:p>
      <text:p text:style-name="P1"><text:span text:style-name="T15">Venda</text:span><text:span text:style-name="T1">=(</text:span><text:span text:style-name="T18">CodVenda</text:span><text:span text:style-name="T1">, Hora, Funcionario, Cliente, </text:span><text:span text:style-name="T6">CodEntrada</text:span><text:span text:style-name="T1">);</text:span></text:p>
      <text:p text:style-name="P83"><text:span text:style-name="T17">VendaProduto</text:span><text:span text:style-name="T1">=(</text:span><text:span text:style-name="T20">CodProduto, CodVenda</text:span><text:span text:style-name="T1">, Quantidade, PrecoUnitario);</text:span></text:p>
      <text:p text:style-name="P1"><text:span text:style-name="T15">Entrada</text:span><text:span text:style-name="T1">=</text:span><text:span text:style-name="T18">(CodEntrada, </text:span><text:span text:style-name="T1">Valor, Data); </text:span></text:p>
      <text:p text:style-name="P1"><text:span text:style-name="T15">CartaoCredito</text:span><text:span text:style-name="T1">=(</text:span><text:span text:style-name="T18">Numero</text:span><text:span text:style-name="T1">, Bandeira); </text:span></text:p>
      <text:p text:style-name="P81"><text:span text:style-name="T15">VendaCartao</text:span><text:span text:style-name="T1">=(</text:span><text:span text:style-name="T18">NumCartao, CodVenda,</text:span><text:span text:style-name="T1"> NumParcelas);</text:span></text:p>
      <text:p text:style-name="P82"/>
      <text:p text:style-name="P32"/>
      <text:p text:style-name="P48"/>
      <text:p text:style-name="P41">3.2 Dicionário Lógico de Dados</text:p>
      <text:p text:style-name="P4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3">PESSOA : Relação que armazena dados generalizados de funcionários e clientes.</text:p>
          </table:table-cell>
        </table:table-row>
      </table:table>
      <text:p text:style-name="P48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43">Atributo</text:p>
          </table:table-cell>
          <table:table-cell table:style-name="Tabela2.A1" office:value-type="string">
            <text:p text:style-name="P43">Descrição</text:p>
          </table:table-cell>
          <table:table-cell table:style-name="Tabela2.A1" office:value-type="string">
            <text:p text:style-name="P43">Tipo</text:p>
          </table:table-cell>
          <table:table-cell table:style-name="Tabela2.A1" office:value-type="string">
            <text:p text:style-name="P43">Domínio</text:p>
          </table:table-cell>
          <table:table-cell table:style-name="Tabela2.E1" office:value-type="string">
            <text:p text:style-name="P43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9">VARCHAR</text:span>(100)</text:p>
          </table:table-cell>
          <table:table-cell table:style-name="Tabela2.A2" office:value-type="string">
            <text:p text:style-name="P11"><text:span text:style-name="T39">VARCHAR</text:span>(100)</text:p>
          </table:table-cell>
          <table:table-cell table:style-name="Tabela2.A2" office:value-type="string">
            <text:list xml:id="list1436376124849946741" text:style-name="L1">
              <text:list-item>
                <text:p text:style-name="P86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9">VARCHAR</text:span>(20)</text:p>
          </table:table-cell>
          <table:table-cell table:style-name="Tabela2.A3" office:value-type="string">
            <text:p text:style-name="P11"><text:span text:style-name="T39">VARCHAR</text:span>(20)</text:p>
          </table:table-cell>
          <table:table-cell table:style-name="Tabela2.A3" office:value-type="string">
            <text:list xml:id="list6901795163827332531" text:style-name="L2">
              <text:list-item>
                <text:p text:style-name="P87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9">VARCHAR(</text:span>20)</text:p>
          </table:table-cell>
          <table:table-cell table:style-name="Tabela2.A2" office:value-type="string">
            <text:p text:style-name="P11"><text:span text:style-name="T39">VARCHAR(</text:span>20)</text:p>
          </table:table-cell>
          <table:table-cell table:style-name="Tabela2.A2" office:value-type="string">
            <text:list xml:id="list8653529284045359299" text:style-name="L3">
              <text:list-item>
                <text:p text:style-name="P88">Não nulo</text:p>
              </text:list-item>
            </text:list>
          </table:table-cell>
        </table:table-row>
      </table:table>
      <text:p text:style-name="P2"><text:span text:style-name="T1">Tabela 1 </text:span><text:span text:style-name="T24">– Rela</text:span><text:span text:style-name="T1">ção PESSOA</text:span></text:p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4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3">FUNCIONARIO: Relação que armazena dados específicosde funcionários.</text:p>
          </table:table-cell>
        </table:table-row>
      </table:table>
      <text:p text:style-name="P48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43">Atributo</text:p>
          </table:table-cell>
          <table:table-cell table:style-name="Tabela4.A1" office:value-type="string">
            <text:p text:style-name="P43">Descrição</text:p>
          </table:table-cell>
          <table:table-cell table:style-name="Tabela4.A1" office:value-type="string">
            <text:p text:style-name="P43">Tipo</text:p>
          </table:table-cell>
          <table:table-cell table:style-name="Tabela4.A1" office:value-type="string">
            <text:p text:style-name="P43">Domínio</text:p>
          </table:table-cell>
          <table:table-cell table:style-name="Tabela4.E1" office:value-type="string">
            <text:p text:style-name="P43">Restrição</text:p>
          </table:table-cell>
        </table:table-row>
        <table:table-row>
          <table:table-cell table:style-name="Tabela4.A2" office:value-type="string">
            <text:p text:style-name="P29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9">VARCHAR</text:span>(20)</text:p>
          </table:table-cell>
          <table:table-cell table:style-name="Tabela4.A2" office:value-type="string">
            <text:p text:style-name="P11"><text:span text:style-name="T39">VARCHAR(</text:span>20)</text:p>
          </table:table-cell>
          <table:table-cell table:style-name="Tabela4.A2" office:value-type="string">
            <text:list xml:id="list6965734483670675789" text:style-name="L4">
              <text:list-item>
                <text:p text:style-name="P89">Chave estrangeira referenciando o CPF na entidade PESSOA</text:p>
              </text:list-item>
              <text:list-item>
                <text:p text:style-name="P89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9">VARCHAR</text:span>(20)</text:p>
          </table:table-cell>
          <table:table-cell table:style-name="Tabela4.A2" office:value-type="string">
            <text:p text:style-name="P11"><text:span text:style-name="T39">VARCHAR(</text:span>20)</text:p>
          </table:table-cell>
          <table:table-cell table:style-name="Tabela4.A2" office:value-type="string">
            <text:list xml:id="list7408996051653628117" text:style-name="L5">
              <text:list-item>
                <text:p text:style-name="P90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7509521038920663854" text:style-name="L6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40">Salário</text:p>
          </table:table-cell>
          <table:table-cell table:style-name="Tabela4.A5" office:value-type="string">
            <text:p text:style-name="P40">Representa valor atual do salário de funcionários</text:p>
          </table:table-cell>
          <table:table-cell table:style-name="Tabela4.A5" office:value-type="string">
            <text:p text:style-name="P40">REAL</text:p>
          </table:table-cell>
          <table:table-cell table:style-name="Tabela4.A5" office:value-type="string">
            <text:p text:style-name="P40">Números reais positivos</text:p>
          </table:table-cell>
          <table:table-cell table:style-name="Tabela4.A5" office:value-type="string">
            <text:list xml:id="list102926779777744" text:continue-numbering="true" text:style-name="L6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9">VARCHAR</text:span>(20)</text:p>
          </table:table-cell>
          <table:table-cell table:style-name="Tabela4.A2" office:value-type="string">
            <text:p text:style-name="P30">Efetivo ou Não Efetivo</text:p>
          </table:table-cell>
          <table:table-cell table:style-name="Tabela4.A2" office:value-type="string">
            <text:list xml:id="list2925487441604540036" text:style-name="L7">
              <text:list-item>
                <text:p text:style-name="P92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8">bairro onde mora o funcionario</text:span></text:p>
          </table:table-cell>
          <table:table-cell table:style-name="Tabela6.A1" office:value-type="string">
            <text:p text:style-name="P11"><text:span text:style-name="T39">VARCHAR</text:span>(<text:span text:style-name="T38">10</text:span>0)</text:p>
          </table:table-cell>
          <table:table-cell table:style-name="Tabela6.A1" office:value-type="string">
            <text:p text:style-name="P11"><text:span text:style-name="T39">VARCHAR(100</text:span>)</text:p>
          </table:table-cell>
          <table:table-cell table:style-name="Tabela6.A1" office:value-type="string">
            <text:list xml:id="list8574900096148307365" text:style-name="L8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9">Representa a rua onde vive o funcionário</text:p>
          </table:table-cell>
          <table:table-cell table:style-name="Tabela6.A2" office:value-type="string">
            <text:p text:style-name="P11"><text:span text:style-name="T39">VARCHAR</text:span>(<text:span text:style-name="T38">10</text:span>0)</text:p>
          </table:table-cell>
          <table:table-cell table:style-name="Tabela6.A2" office:value-type="string">
            <text:p text:style-name="P11"><text:span text:style-name="T39">VARCHAR(10</text:span>0)</text:p>
          </table:table-cell>
          <table:table-cell table:style-name="Tabela6.A2" office:value-type="string">
            <text:list xml:id="list2241050371930551339" text:style-name="L9">
              <text:list-item>
                <text:p text:style-name="P93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9">Representa <text:span text:style-name="T38">a cidade do funcionário</text:span></text:p>
          </table:table-cell>
          <table:table-cell table:style-name="Tabela6.A1" office:value-type="string">
            <text:p text:style-name="P62"><text:span text:style-name="T41">VARCHAR</text:span>(<text:span text:style-name="T48">10</text:span>0)</text:p>
          </table:table-cell>
          <table:table-cell table:style-name="Tabela6.A1" office:value-type="string">
            <text:p text:style-name="P11"><text:span text:style-name="T39">VARCHAR(10</text:span>0)</text:p>
          </table:table-cell>
          <table:table-cell table:style-name="Tabela6.A1" office:value-type="string">
            <text:list xml:id="list6547068890028500906" text:style-name="L10">
              <text:list-item>
                <text:p text:style-name="P130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5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3">CLIENTE: Entidade que armazena os dados de um cliente.</text:p>
          </table:table-cell>
        </table:table-row>
      </table:table>
      <text:p text:style-name="P48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43">Atributo</text:p>
          </table:table-cell>
          <table:table-cell table:style-name="Tabela8.A1" office:value-type="string">
            <text:p text:style-name="P43">Descrição</text:p>
          </table:table-cell>
          <table:table-cell table:style-name="Tabela8.A1" office:value-type="string">
            <text:p text:style-name="P43">Tipo</text:p>
          </table:table-cell>
          <table:table-cell table:style-name="Tabela8.A1" office:value-type="string">
            <text:p text:style-name="P43">Domínio</text:p>
          </table:table-cell>
          <table:table-cell table:style-name="Tabela8.E1" office:value-type="string">
            <text:p text:style-name="P43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9">VARCHAR</text:span>(<text:span text:style-name="T43">2</text:span>0)</text:p>
          </table:table-cell>
          <table:table-cell table:style-name="Tabela8.A2" office:value-type="string">
            <text:p text:style-name="P12"><text:span text:style-name="T39">VARCHAR(20</text:span>)</text:p>
          </table:table-cell>
          <table:table-cell table:style-name="Tabela8.A2" office:value-type="string">
            <text:list xml:id="list3723351921485206596" text:style-name="L11">
              <text:list-item>
                <text:p text:style-name="P155"><text:span text:style-name="T1">Chave </text:span><text:span text:style-name="T9">Primária</text:span></text:p>
              </text:list-item>
            </text:list>
            <text:list xml:id="list8686225459619814495" text:style-name="L12">
              <text:list-item>
                <text:p text:style-name="P119">Chave <text:soft-page-break/>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9">VARCHAR</text:span>(<text:span text:style-name="T38">10</text:span>0)</text:p>
          </table:table-cell>
          <table:table-cell table:style-name="Tabela8.A2" office:value-type="string">
            <text:p text:style-name="P12"><text:span text:style-name="T39">VARCHAR(10</text:span>0)</text:p>
          </table:table-cell>
          <table:table-cell table:style-name="Tabela8.A2" office:value-type="string">
            <text:list xml:id="list4108636700529024856" text:style-name="L13">
              <text:list-item>
                <text:p text:style-name="P94">Não nulo</text:p>
              </text:list-item>
            </text:list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24">– Entidade</text:span><text:span text:style-name="T1"> CLIENTE</text:span></text:p>
      <text:p text:style-name="P54"/>
      <text:p text:style-name="P54"/>
      <text:p text:style-name="P5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3"><text:span text:style-name="T54">PAGAMENTO</text:span>: Relação que armazena dados <text:span text:style-name="T28">sobre o pagamento do salário de um funcionário</text:span>.</text:p>
          </table:table-cell>
        </table:table-row>
      </table:table>
      <text:p text:style-name="P48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43">Atributo</text:p>
          </table:table-cell>
          <table:table-cell table:style-name="Tabela10.A1" office:value-type="string">
            <text:p text:style-name="P43">Descrição</text:p>
          </table:table-cell>
          <table:table-cell table:style-name="Tabela10.A1" office:value-type="string">
            <text:p text:style-name="P43">Tipo</text:p>
          </table:table-cell>
          <table:table-cell table:style-name="Tabela10.A1" office:value-type="string">
            <text:p text:style-name="P43">Domínio</text:p>
          </table:table-cell>
          <table:table-cell table:style-name="Tabela10.E1" office:value-type="string">
            <text:p text:style-name="P43">Restrição</text:p>
          </table:table-cell>
        </table:table-row>
        <table:table-row>
          <table:table-cell table:style-name="Tabela10.A2" office:value-type="string">
            <text:p text:style-name="P18">Cod<text:span text:style-name="T54">Pagamento</text:span></text:p>
          </table:table-cell>
          <table:table-cell table:style-name="Tabela10.A2" office:value-type="string">
            <text:p text:style-name="P18">Representa o número do código do pagamento do salário</text:p>
          </table:table-cell>
          <table:table-cell table:style-name="Tabela10.A2" office:value-type="string">
            <text:p text:style-name="P18">SERIAL</text:p>
          </table:table-cell>
          <table:table-cell table:style-name="Tabela10.A2" office:value-type="string">
            <text:p text:style-name="P18">Números inteiros positivos</text:p>
          </table:table-cell>
          <table:table-cell table:style-name="Tabela10.A2" office:value-type="string">
            <text:list xml:id="list8441155209278845691" text:style-name="L14">
              <text:list-item>
                <text:p text:style-name="P120">Chave primária</text:p>
              </text:list-item>
              <text:list-item>
                <text:p text:style-name="P120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28">CPF do</text:span> funcionário que irá receber o <text:span text:style-name="T55">pagamento</text:span></text:p>
          </table:table-cell>
          <table:table-cell table:style-name="Tabela10.A2" office:value-type="string">
            <text:p text:style-name="P11"><text:span text:style-name="T39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7232184635749932709" text:style-name="L15">
              <text:list-item>
                <text:p text:style-name="P121">Não nulo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9">Representa <text:span text:style-name="T28">a</text:span> hora do pagamento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p text:style-name="P76">Time</text:p>
          </table:table-cell>
          <table:table-cell table:style-name="Tabela10.A4" office:value-type="string">
            <text:list xml:id="list7470235494805023641" text:style-name="L16">
              <text:list-item>
                <text:p text:style-name="P131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8">número do</text:span> código da despesa<text:span text:style-name="T29"> </text:span><text:span text:style-name="T30">financeira</text:span></text:p>
          </table:table-cell>
          <table:table-cell table:style-name="Tabela10.A2" office:value-type="string">
            <text:p text:style-name="P18">Int</text:p>
          </table:table-cell>
          <table:table-cell table:style-name="Tabela10.A2" office:value-type="string">
            <text:p text:style-name="P64">Números inteiros positivos</text:p>
          </table:table-cell>
          <table:table-cell table:style-name="Tabela10.A2" office:value-type="string">
            <text:list xml:id="list3854371971322794933" text:style-name="L17">
              <text:list-item>
                <text:p text:style-name="P95">Chave Estrangeira referenciando CodDespesa em DESPESA</text:p>
              </text:list-item>
              <text:list-item>
                <text:p text:style-name="P138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4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3">Fornecedor: Entidade que armazena os dados <text:span text:style-name="T33">de fornecedores do estabelecimento.</text:span></text:p>
          </table:table-cell>
        </table:table-row>
      </table:table>
      <text:p text:style-name="P48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43">Atributo</text:p>
          </table:table-cell>
          <table:table-cell table:style-name="Tabela12.A1" office:value-type="string">
            <text:p text:style-name="P43">Descrição</text:p>
          </table:table-cell>
          <table:table-cell table:style-name="Tabela12.A1" office:value-type="string">
            <text:p text:style-name="P43">Tipo</text:p>
          </table:table-cell>
          <table:table-cell table:style-name="Tabela12.A1" office:value-type="string">
            <text:p text:style-name="P43">Domínio</text:p>
          </table:table-cell>
          <table:table-cell table:style-name="Tabela12.E1" office:value-type="string">
            <text:p text:style-name="P43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33">o fornecedor</text:span></text:p>
          </table:table-cell>
          <table:table-cell table:style-name="Tabela12.A2" office:value-type="string">
            <text:p text:style-name="P11"><text:span text:style-name="T39">VARCHAR</text:span>(<text:span text:style-name="T33">2</text:span>0)</text:p>
          </table:table-cell>
          <table:table-cell table:style-name="Tabela12.A2" office:value-type="string">
            <text:p text:style-name="P13"><text:span text:style-name="T39">VARCHAR</text:span>(<text:span text:style-name="T33">2</text:span>0)</text:p>
          </table:table-cell>
          <table:table-cell table:style-name="Tabela12.A2" office:value-type="string">
            <text:list xml:id="list2924719907830784129" text:style-name="L18">
              <text:list-item>
                <text:p text:style-name="P96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9">VARCHAR</text:span>(<text:span text:style-name="T33">10</text:span>0)</text:p>
          </table:table-cell>
          <table:table-cell table:style-name="Tabela12.A3" office:value-type="string">
            <text:p text:style-name="P14"><text:span text:style-name="T39">VARCHAR</text:span>(<text:span text:style-name="T49">10</text:span>0)</text:p>
          </table:table-cell>
          <table:table-cell table:style-name="Tabela12.A3" office:value-type="string">
            <text:list xml:id="list7315631544447653627" text:style-name="L19">
              <text:list-item>
                <text:p text:style-name="P97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9">VARCHAR</text:span>(20)</text:p>
          </table:table-cell>
          <table:table-cell table:style-name="Tabela12.A2" office:value-type="string">
            <text:p text:style-name="P14"><text:span text:style-name="T39">VARCHAR</text:span>(20)</text:p>
          </table:table-cell>
          <table:table-cell table:style-name="Tabela12.A2" office:value-type="string">
            <text:list xml:id="list8507221469194885545" text:style-name="L20">
              <text:list-item>
                <text:p text:style-name="P98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<text:soft-page-break/>encontra o fornecedor </text:p>
          </table:table-cell>
          <table:table-cell table:style-name="Tabela14.A1" office:value-type="string">
            <text:p text:style-name="P11"><text:span text:style-name="T39">VARCHAR</text:span>(<text:span text:style-name="T33">5</text:span>0)</text:p>
          </table:table-cell>
          <table:table-cell table:style-name="Tabela14.A1" office:value-type="string">
            <text:p text:style-name="P14"><text:span text:style-name="T39">VARCHAR</text:span>(<text:span text:style-name="T44">5</text:span>0)</text:p>
          </table:table-cell>
          <table:table-cell table:style-name="Tabela14.A1" office:value-type="string">
            <text:list xml:id="list6588092519904133647" text:style-name="L21">
              <text:list-item>
                <text:p text:style-name="P99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9">VARCHAR</text:span>(<text:span text:style-name="T33">100</text:span>)</text:p>
          </table:table-cell>
          <table:table-cell table:style-name="Tabela14.A2" office:value-type="string">
            <text:p text:style-name="P14"><text:span text:style-name="T39">VARCHAR</text:span>(<text:span text:style-name="T44">100</text:span>)</text:p>
          </table:table-cell>
          <table:table-cell table:style-name="Tabela14.A2" office:value-type="string">
            <text:list xml:id="list2876324721111987304" text:style-name="L22">
              <text:list-item>
                <text:p text:style-name="P100">Não nulo</text:p>
              </text:list-item>
            </text:list>
          </table:table-cell>
        </table:table-row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9">Representa o bairro onde se encontra o fornecedor</text:p>
          </table:table-cell>
          <table:table-cell table:style-name="Tabela14.A1" office:value-type="string">
            <text:p text:style-name="P62"><text:span text:style-name="T41">VARCHAR</text:span>(<text:span text:style-name="T33">10</text:span>0)</text:p>
          </table:table-cell>
          <table:table-cell table:style-name="Tabela14.A1" office:value-type="string">
            <text:p text:style-name="P63"><text:span text:style-name="T41">VARCHAR</text:span><text:span text:style-name="T40">(</text:span><text:span text:style-name="T42">100</text:span><text:span text:style-name="T40">)</text:span></text:p>
          </table:table-cell>
          <table:table-cell table:style-name="Tabela14.A1" office:value-type="string">
            <text:list xml:id="list7741035370955046038" text:style-name="L23">
              <text:list-item>
                <text:p text:style-name="P132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4">– Entidade</text:span><text:span text:style-name="T1"> FORNECEDOR</text:span></text:p>
      <text:p text:style-name="P5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3">Despesa: Entidade que armazena as despesas da loja.</text:p>
          </table:table-cell>
        </table:table-row>
      </table:table>
      <text:p text:style-name="P48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43">Atributo</text:p>
          </table:table-cell>
          <table:table-cell table:style-name="Tabela16.A1" office:value-type="string">
            <text:p text:style-name="P43">Descrição</text:p>
          </table:table-cell>
          <table:table-cell table:style-name="Tabela16.A1" office:value-type="string">
            <text:p text:style-name="P43">Tipo</text:p>
          </table:table-cell>
          <table:table-cell table:style-name="Tabela16.A1" office:value-type="string">
            <text:p text:style-name="P43">Domínio</text:p>
          </table:table-cell>
          <table:table-cell table:style-name="Tabela16.E1" office:value-type="string">
            <text:p text:style-name="P43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9">SERIAL</text:p>
          </table:table-cell>
          <table:table-cell table:style-name="Tabela16.A2" office:value-type="string">
            <text:p text:style-name="P65">Números inteiros positivos</text:p>
          </table:table-cell>
          <table:table-cell table:style-name="Tabela16.A2" office:value-type="string">
            <text:list xml:id="list4665384800712807902" text:style-name="L24">
              <text:list-item>
                <text:p text:style-name="P101">Chave Primária</text:p>
              </text:list-item>
              <text:list-item>
                <text:p text:style-name="P139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33">total </text:span><text:s/>da despesa</text:p>
          </table:table-cell>
          <table:table-cell table:style-name="Tabela16.A3" office:value-type="string">
            <text:p text:style-name="P19">Real</text:p>
          </table:table-cell>
          <table:table-cell table:style-name="Tabela16.A3" office:value-type="string">
            <text:p text:style-name="P19">Números reais positivos</text:p>
          </table:table-cell>
          <table:table-cell table:style-name="Tabela16.A3" office:value-type="string">
            <text:list xml:id="list5960012169317097661" text:style-name="L25">
              <text:list-item>
                <text:p text:style-name="P102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51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6125438729978339513" text:style-name="L26">
              <text:list-item>
                <text:p text:style-name="P103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4">– Entidade DESPESA</text:span></text:p>
      <text:p text:style-name="P54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3">Compra: Entidade que armazena dados de uma compra.</text:p>
          </table:table-cell>
        </table:table-row>
      </table:table>
      <text:p text:style-name="P48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43">Atributo</text:p>
          </table:table-cell>
          <table:table-cell table:style-name="Tabela18.A1" office:value-type="string">
            <text:p text:style-name="P43">Descrição</text:p>
          </table:table-cell>
          <table:table-cell table:style-name="Tabela18.A1" office:value-type="string">
            <text:p text:style-name="P43">Tipo</text:p>
          </table:table-cell>
          <table:table-cell table:style-name="Tabela18.A1" office:value-type="string">
            <text:p text:style-name="P43">Domínio</text:p>
          </table:table-cell>
          <table:table-cell table:style-name="Tabela18.E1" office:value-type="string">
            <text:p text:style-name="P43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9">SERIAL</text:p>
          </table:table-cell>
          <table:table-cell table:style-name="Tabela18.A2" office:value-type="string">
            <text:p text:style-name="P65">Números inteiros positivos</text:p>
          </table:table-cell>
          <table:table-cell table:style-name="Tabela18.A2" office:value-type="string">
            <text:list xml:id="list8924184073288211665" text:style-name="L27">
              <text:list-item>
                <text:p text:style-name="P104">Chave Primária</text:p>
              </text:list-item>
              <text:list-item>
                <text:p text:style-name="P122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33">CNPJ</text:span> fornecedor que a vendeu</text:p>
          </table:table-cell>
          <table:table-cell table:style-name="Tabela18.A2" office:value-type="string">
            <text:p text:style-name="P62"><text:span text:style-name="T41">VARCHAR</text:span>(20)</text:p>
          </table:table-cell>
          <table:table-cell table:style-name="Tabela18.A2" office:value-type="string">
            <text:p text:style-name="P14"><text:span text:style-name="T39">VARCHAR</text:span>(20)</text:p>
          </table:table-cell>
          <table:table-cell table:style-name="Tabela18.A2" office:value-type="string">
            <text:list xml:id="list5346139738471849664" text:style-name="L28">
              <text:list-item>
                <text:p text:style-name="P105">Chave Estrangeira representando NOME em FORNECEDOR</text:p>
              </text:list-item>
            </text:list>
            <text:list xml:id="list1006293598204068303" text:style-name="L29">
              <text:list-item>
                <text:p text:style-name="P140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9">Representa a hora da compra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p text:style-name="P76">Time</text:p>
          </table:table-cell>
          <table:table-cell table:style-name="Tabela18.A4" office:value-type="string">
            <text:list xml:id="list6025603455823091134" text:style-name="L30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6">Int</text:p>
          </table:table-cell>
          <table:table-cell table:style-name="Tabela18.A2" office:value-type="string">
            <text:p text:style-name="P19">Números inteiros positivos</text:p>
          </table:table-cell>
          <table:table-cell table:style-name="Tabela18.A2" office:value-type="string">
            <text:list xml:id="list7805608028924255263" text:style-name="L31">
              <text:list-item>
                <text:p text:style-name="P106">Chave Estrangeira representando CodDespesa em DESPESA</text:p>
              </text:list-item>
              <text:list-item>
                <text:p text:style-name="P141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4">– Entidade COMPRA</text:span></text:p>
      <text:p text:style-name="P54"><text:soft-page-break/>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3">CompraProduto: Relação que armazena o produto comprado ao fornecedor.</text:p>
          </table:table-cell>
        </table:table-row>
      </table:table>
      <text:p text:style-name="P48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43">Atributo</text:p>
          </table:table-cell>
          <table:table-cell table:style-name="Tabela20.A1" office:value-type="string">
            <text:p text:style-name="P43">Descrição</text:p>
          </table:table-cell>
          <table:table-cell table:style-name="Tabela20.A1" office:value-type="string">
            <text:p text:style-name="P43">Tipo</text:p>
          </table:table-cell>
          <table:table-cell table:style-name="Tabela20.A1" office:value-type="string">
            <text:p text:style-name="P43">Domínio</text:p>
          </table:table-cell>
          <table:table-cell table:style-name="Tabela20.E1" office:value-type="string">
            <text:p text:style-name="P43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20">Números inteiros positivos</text:p>
          </table:table-cell>
          <table:table-cell table:style-name="Tabela20.A2" office:value-type="string">
            <text:list xml:id="list288440395908112431" text:style-name="L32">
              <text:list-item>
                <text:p text:style-name="P107">Chave Estrangeira referenciando CODIGO em PRODUTO</text:p>
              </text:list-item>
            </text:list>
            <text:list xml:id="list7770233949077546235" text:style-name="L33">
              <text:list-item>
                <text:p text:style-name="P147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9">In<text:span text:style-name="T34">t</text:span></text:p>
          </table:table-cell>
          <table:table-cell table:style-name="Tabela20.A3" office:value-type="string">
            <text:p text:style-name="P20">Números inteiros positivos</text:p>
          </table:table-cell>
          <table:table-cell table:style-name="Tabela20.A3" office:value-type="string">
            <text:list xml:id="list532826686522317838" text:style-name="L34">
              <text:list-item>
                <text:p text:style-name="P108">Chave Estrangeira referenciando CodCompra em COMPRA</text:p>
              </text:list-item>
            </text:list>
            <text:list xml:id="list8342290944266536635" text:style-name="L35">
              <text:list-item>
                <text:p text:style-name="P142">Não nulo</text:p>
              </text:list-item>
            </text:list>
            <text:list xml:id="list303662378152524071" text:style-name="L36">
              <text:list-item>
                <text:p text:style-name="P148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31">Quantidade</text:p>
          </table:table-cell>
          <table:table-cell table:style-name="Tabela20.A4" office:value-type="string">
            <text:p text:style-name="P37">Reepresenta a quantidade de itens comprados</text:p>
          </table:table-cell>
          <table:table-cell table:style-name="Tabela20.A4" office:value-type="string">
            <text:p text:style-name="P78">Int</text:p>
          </table:table-cell>
          <table:table-cell table:style-name="Tabela20.A4" office:value-type="string">
            <text:p text:style-name="P37">Int</text:p>
          </table:table-cell>
          <table:table-cell table:style-name="Tabela20.A4" office:value-type="string">
            <text:list xml:id="list6206900496952657261" text:style-name="L37">
              <text:list-item>
                <text:p text:style-name="P123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31">PrecoUnitario</text:p>
          </table:table-cell>
          <table:table-cell table:style-name="Tabela20.A4" office:value-type="string">
            <text:p text:style-name="P37">Representa o preço de cada unidade comprada</text:p>
          </table:table-cell>
          <table:table-cell table:style-name="Tabela20.A4" office:value-type="string">
            <text:p text:style-name="P78">Real</text:p>
          </table:table-cell>
          <table:table-cell table:style-name="Tabela20.A4" office:value-type="string">
            <text:p text:style-name="P37">Real</text:p>
          </table:table-cell>
          <table:table-cell table:style-name="Tabela20.A4" office:value-type="string">
            <text:list xml:id="list2493125278550297949" text:style-name="L38">
              <text:list-item>
                <text:p text:style-name="P124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4">– Relação COMPRAPRODUTO</text:span></text:p>
      <text:p text:style-name="P54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43">Produto: Entidade que armazena os dados de um produto.</text:p>
          </table:table-cell>
        </table:table-row>
      </table:table>
      <text:p text:style-name="P48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43">Atributo</text:p>
          </table:table-cell>
          <table:table-cell table:style-name="Tabela22.A1" office:value-type="string">
            <text:p text:style-name="P43">Descrição</text:p>
          </table:table-cell>
          <table:table-cell table:style-name="Tabela22.A1" office:value-type="string">
            <text:p text:style-name="P43">Tipo</text:p>
          </table:table-cell>
          <table:table-cell table:style-name="Tabela22.A1" office:value-type="string">
            <text:p text:style-name="P43">Domínio</text:p>
          </table:table-cell>
          <table:table-cell table:style-name="Tabela22.E1" office:value-type="string">
            <text:p text:style-name="P43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20">SERIAL</text:p>
          </table:table-cell>
          <table:table-cell table:style-name="Tabela22.A2" office:value-type="string">
            <text:p text:style-name="P20">Números inteiros positivos</text:p>
          </table:table-cell>
          <table:table-cell table:style-name="Tabela22.A2" office:value-type="string">
            <text:list xml:id="list3711626221257500236" text:style-name="L39">
              <text:list-item>
                <text:p text:style-name="P109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9"> </text:span></text:p>
          </table:table-cell>
          <table:table-cell table:style-name="Tabela22.A3" office:value-type="string">
            <text:p text:style-name="P11"><text:span text:style-name="T39">VARCHAR</text:span>(<text:span text:style-name="T44">5</text:span>)</text:p>
          </table:table-cell>
          <table:table-cell table:style-name="Tabela22.A3" office:value-type="string">
            <text:p text:style-name="P33">VARCHAR(5)</text:p>
          </table:table-cell>
          <table:table-cell table:style-name="Tabela22.A3" office:value-type="string">
            <text:list xml:id="list4346204119170100930" text:style-name="L40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6">Representa o status do produto</text:p>
          </table:table-cell>
          <table:table-cell table:style-name="Tabela22.A2" office:value-type="string">
            <text:p text:style-name="P68"><text:span text:style-name="T41">VARCHAR</text:span>(12)</text:p>
          </table:table-cell>
          <table:table-cell table:style-name="Tabela22.A2" office:value-type="string">
            <text:p text:style-name="P75">Disponível ou Indisponível</text:p>
          </table:table-cell>
          <table:table-cell table:style-name="Tabela22.A2" office:value-type="string">
            <text:list xml:id="list6160241464083483381" text:style-name="L41">
              <text:list-item>
                <text:p text:style-name="P143">Não nulo</text:p>
              </text:list-item>
            </text:list>
          </table:table-cell>
        </table:table-row>
        <text:soft-page-break/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9">Representa o nome do produto</text:p>
          </table:table-cell>
          <table:table-cell table:style-name="Tabela22.A3" office:value-type="string">
            <text:p text:style-name="P62"><text:span text:style-name="T41">VARCHAR</text:span>(<text:span text:style-name="T44">10</text:span>0)</text:p>
          </table:table-cell>
          <table:table-cell table:style-name="Tabela22.A3" office:value-type="string">
            <text:p text:style-name="P14"><text:span text:style-name="T39">VARCHAR</text:span>(<text:span text:style-name="T44">10</text:span>0)</text:p>
          </table:table-cell>
          <table:table-cell table:style-name="Tabela22.A3" office:value-type="string">
            <text:list xml:id="list4796360791749719121" text:style-name="L42">
              <text:list-item>
                <text:p text:style-name="P134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ço<text:span text:style-name="T50">Venda</text:span></text:p>
          </table:table-cell>
          <table:table-cell table:style-name="Tabela22.A2" office:value-type="string">
            <text:p text:style-name="P59">Representa o preço <text:span text:style-name="T50">atualizado de venda do produto</text:span></text:p>
          </table:table-cell>
          <table:table-cell table:style-name="Tabela22.A2" office:value-type="string">
            <text:p text:style-name="P66">Real</text:p>
          </table:table-cell>
          <table:table-cell table:style-name="Tabela22.A2" office:value-type="string">
            <text:p text:style-name="P66">Números reais positivos</text:p>
          </table:table-cell>
          <table:table-cell table:style-name="Tabela22.A2" office:value-type="string">
            <text:list xml:id="list7252108438251534805" text:style-name="L43">
              <text:list-item>
                <text:p text:style-name="P135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4">– Entidade PRODUTO</text:span></text:p>
      <text:p text:style-name="P16"/>
      <text:p text:style-name="P55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4"><text:span text:style-name="T34">Venda</text:span>: Entidade que armazena os dados de <text:span text:style-name="T34">uma venda.</text:span></text:p>
          </table:table-cell>
        </table:table-row>
      </table:table>
      <text:p text:style-name="P49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44">Atributo</text:p>
          </table:table-cell>
          <table:table-cell table:style-name="Tabela24.A1" office:value-type="string">
            <text:p text:style-name="P44">Descrição</text:p>
          </table:table-cell>
          <table:table-cell table:style-name="Tabela24.A1" office:value-type="string">
            <text:p text:style-name="P44">Tipo</text:p>
          </table:table-cell>
          <table:table-cell table:style-name="Tabela24.A1" office:value-type="string">
            <text:p text:style-name="P44">Domínio</text:p>
          </table:table-cell>
          <table:table-cell table:style-name="Tabela24.E1" office:value-type="string">
            <text:p text:style-name="P44">Restrição</text:p>
          </table:table-cell>
        </table:table-row>
        <table:table-row>
          <table:table-cell table:style-name="Tabela24.A2" office:value-type="string">
            <text:p text:style-name="P8">C<text:span text:style-name="T34">odVenda</text:span></text:p>
          </table:table-cell>
          <table:table-cell table:style-name="Tabela24.A2" office:value-type="string">
            <text:p text:style-name="P8">Representa o código d<text:span text:style-name="T53">a venda</text:span></text:p>
          </table:table-cell>
          <table:table-cell table:style-name="Tabela24.A2" office:value-type="string">
            <text:p text:style-name="P20">SERIAL</text:p>
          </table:table-cell>
          <table:table-cell table:style-name="Tabela24.A2" office:value-type="string">
            <text:p text:style-name="P20">Números inteiros positivos</text:p>
          </table:table-cell>
          <table:table-cell table:style-name="Tabela24.A2" office:value-type="string">
            <text:list xml:id="list140149659139765110" text:style-name="L44">
              <text:list-item>
                <text:p text:style-name="P111">Chave Primária</text:p>
              </text:list-item>
              <text:list-item>
                <text:p text:style-name="P125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20">Hora</text:p>
          </table:table-cell>
          <table:table-cell table:style-name="Tabela24.A2" office:value-type="string">
            <text:p text:style-name="P66">Representa <text:span text:style-name="T35">a hora em <text:s/>que a venda foi realizada</text:span>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p text:style-name="P76">Time</text:p>
          </table:table-cell>
          <table:table-cell table:style-name="Tabela24.A2" office:value-type="string">
            <text:list xml:id="list1408459736260025544" text:style-name="L45">
              <text:list-item>
                <text:p text:style-name="P144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20">Funcionario</text:p>
          </table:table-cell>
          <table:table-cell table:style-name="Tabela24.A2" office:value-type="string">
            <text:p text:style-name="P60">Representa <text:span text:style-name="T35">o CPF do funcionário</text:span></text:p>
          </table:table-cell>
          <table:table-cell table:style-name="Tabela24.A2" office:value-type="string">
            <text:p text:style-name="P71"><text:span text:style-name="T41">VARCHAR</text:span>(20)</text:p>
          </table:table-cell>
          <table:table-cell table:style-name="Tabela24.A2" office:value-type="string">
            <text:p text:style-name="P24"><text:span text:style-name="T39">VARCHAR</text:span>(20)</text:p>
          </table:table-cell>
          <table:table-cell table:style-name="Tabela24.A2" office:value-type="string">
            <text:list xml:id="list324362395522276900" text:style-name="L46">
              <text:list-item>
                <text:p text:style-name="P136">Não nulo</text:p>
              </text:list-item>
              <text:list-item>
                <text:p text:style-name="P149">Chave estrangeira referenciando o CPFPessoa na tabela FUNCIONARIO</text:p>
              </text:list-item>
            </text:list>
          </table:table-cell>
        </table:table-row>
        <table:table-row>
          <table:table-cell table:style-name="Tabela24.A5" office:value-type="string">
            <text:p text:style-name="P20">Cliente</text:p>
          </table:table-cell>
          <table:table-cell table:style-name="Tabela24.A5" office:value-type="string">
            <text:p text:style-name="P70">Representa o CPF do cliente</text:p>
          </table:table-cell>
          <table:table-cell table:style-name="Tabela24.A5" office:value-type="string">
            <text:p text:style-name="P71"><text:span text:style-name="T41">VARCHAR</text:span>(20)</text:p>
          </table:table-cell>
          <table:table-cell table:style-name="Tabela24.A5" office:value-type="string">
            <text:p text:style-name="P24"><text:span text:style-name="T39">VARCHAR</text:span>(20)</text:p>
          </table:table-cell>
          <table:table-cell table:style-name="Tabela24.A5" office:value-type="string">
            <text:list xml:id="list3121321690156197455" text:style-name="L47">
              <text:list-item>
                <text:p text:style-name="P150">Não nulo</text:p>
              </text:list-item>
              <text:list-item>
                <text:p text:style-name="P150">Chave estrangeira que referencia CPFPessoa na tabela CLIENTE</text:p>
              </text:list-item>
            </text:list>
          </table:table-cell>
        </table:table-row>
        <table:table-row>
          <table:table-cell table:style-name="Tabela24.A5" office:value-type="string">
            <text:p text:style-name="P38">CodEntrada</text:p>
          </table:table-cell>
          <table:table-cell table:style-name="Tabela24.A5" office:value-type="string">
            <text:p text:style-name="P79">Representa o código da entrada</text:p>
          </table:table-cell>
          <table:table-cell table:style-name="Tabela24.A5" office:value-type="string">
            <text:p text:style-name="P79">Int</text:p>
          </table:table-cell>
          <table:table-cell table:style-name="Tabela24.A5" office:value-type="string">
            <text:p text:style-name="P38">Int</text:p>
          </table:table-cell>
          <table:table-cell table:style-name="Tabela24.A5" office:value-type="string">
            <text:list xml:id="list3949639473184117277" text:style-name="L48">
              <text:list-item>
                <text:p text:style-name="P152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4">– Entidade </text:span><text:span text:style-name="T25">VENDA</text:span></text:p>
      <text:p text:style-name="P5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7"><text:span text:style-name="T34">VendaProduto</text:span>: Entidade que armazena os dados d<text:span text:style-name="T53">a venda de cada produto.</text:span></text:p>
          </table:table-cell>
        </table:table-row>
      </table:table>
      <text:p text:style-name="P53"><text:soft-page-break/></text:p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7">Atributo</text:p>
          </table:table-cell>
          <table:table-cell table:style-name="Tabela13.A1" office:value-type="string">
            <text:p text:style-name="P47">Descrição</text:p>
          </table:table-cell>
          <table:table-cell table:style-name="Tabela13.A1" office:value-type="string">
            <text:p text:style-name="P47">Tipo</text:p>
          </table:table-cell>
          <table:table-cell table:style-name="Tabela13.A1" office:value-type="string">
            <text:p text:style-name="P47">Domínio</text:p>
          </table:table-cell>
          <table:table-cell table:style-name="Tabela13.E1" office:value-type="string">
            <text:p text:style-name="P47">Restrição</text:p>
          </table:table-cell>
        </table:table-row>
        <table:table-row>
          <table:table-cell table:style-name="Tabela13.A2" office:value-type="string">
            <text:p text:style-name="P15">C<text:span text:style-name="T34">odVenda</text:span></text:p>
          </table:table-cell>
          <table:table-cell table:style-name="Tabela13.A2" office:value-type="string">
            <text:p text:style-name="P15">Representa o código d<text:span text:style-name="T53">a venda</text:span></text:p>
          </table:table-cell>
          <table:table-cell table:style-name="Tabela13.A2" office:value-type="string">
            <text:p text:style-name="P22">SERIAL</text:p>
          </table:table-cell>
          <table:table-cell table:style-name="Tabela13.A2" office:value-type="string">
            <text:p text:style-name="P22">Números inteiros positivos</text:p>
          </table:table-cell>
          <table:table-cell table:style-name="Tabela13.A2" office:value-type="string">
            <text:list xml:id="list8668402174434205113" text:style-name="L49">
              <text:list-item>
                <text:p text:style-name="P127">Chave estrangeira referenciando CodVenda na tabela VENDA</text:p>
              </text:list-item>
            </text:list>
            <text:list xml:id="list8077162350422963479" text:style-name="L50">
              <text:list-item>
                <text:p text:style-name="P128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8">CodProduto</text:p>
          </table:table-cell>
          <table:table-cell table:style-name="Tabela13.A2" office:value-type="string">
            <text:p text:style-name="P69">Representa <text:span text:style-name="T53">o código do produto</text:span></text:p>
          </table:table-cell>
          <table:table-cell table:style-name="Tabela13.A2" office:value-type="string">
            <text:p text:style-name="P77">Time</text:p>
          </table:table-cell>
          <table:table-cell table:style-name="Tabela13.A2" office:value-type="string">
            <text:p text:style-name="P77">Time</text:p>
          </table:table-cell>
          <table:table-cell table:style-name="Tabela13.A2" office:value-type="string">
            <text:list xml:id="list5134480755643371215" text:style-name="L51">
              <text:list-item>
                <text:p text:style-name="P153">Chave estrangeira referenciando Codigo na tabela PRODUTO</text:p>
              </text:list-item>
              <text:list-item>
                <text:p text:style-name="P153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8">Quantidade</text:p>
          </table:table-cell>
          <table:table-cell table:style-name="Tabela13.A4" office:value-type="string">
            <text:p text:style-name="P79">Representa a quantidade de produtos vendidos</text:p>
          </table:table-cell>
          <table:table-cell table:style-name="Tabela13.A4" office:value-type="string">
            <text:p text:style-name="P80">Int</text:p>
          </table:table-cell>
          <table:table-cell table:style-name="Tabela13.A4" office:value-type="string">
            <text:p text:style-name="P39">Int</text:p>
          </table:table-cell>
          <table:table-cell table:style-name="Tabela13.A4" office:value-type="string">
            <text:list xml:id="list5816732925763988015" text:style-name="L52">
              <text:list-item>
                <text:p text:style-name="P151">Não nulo</text:p>
              </text:list-item>
            </text:list>
            <text:p text:style-name="P72"/>
          </table:table-cell>
        </table:table-row>
        <table:table-row>
          <table:table-cell table:style-name="Tabela13.A4" office:value-type="string">
            <text:p text:style-name="P38">PrecoUnitario</text:p>
          </table:table-cell>
          <table:table-cell table:style-name="Tabela13.A4" office:value-type="string">
            <text:p text:style-name="P79">Representa o preço de cada unidade do produto</text:p>
          </table:table-cell>
          <table:table-cell table:style-name="Tabela13.A4" office:value-type="string">
            <text:p text:style-name="P79">Int</text:p>
          </table:table-cell>
          <table:table-cell table:style-name="Tabela13.A4" office:value-type="string">
            <text:p text:style-name="P38">Int</text:p>
          </table:table-cell>
          <table:table-cell table:style-name="Tabela13.A4" office:value-type="string">
            <text:list xml:id="list4075472510015595969" text:style-name="L53">
              <text:list-item>
                <text:p text:style-name="P154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5">– Entidade VENDA</text:span><text:span text:style-name="T27">PRODUTO</text:span></text:p>
      <text:p text:style-name="P5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5"><text:span text:style-name="T35">Entrada</text:span>: Entidade que armazena os dados de um produto.</text:p>
          </table:table-cell>
        </table:table-row>
      </table:table>
      <text:p text:style-name="P50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5">Atributo</text:p>
          </table:table-cell>
          <table:table-cell table:style-name="Tabela26.A1" office:value-type="string">
            <text:p text:style-name="P45">Descrição</text:p>
          </table:table-cell>
          <table:table-cell table:style-name="Tabela26.A1" office:value-type="string">
            <text:p text:style-name="P45">Tipo</text:p>
          </table:table-cell>
          <table:table-cell table:style-name="Tabela26.A1" office:value-type="string">
            <text:p text:style-name="P45">Domínio</text:p>
          </table:table-cell>
          <table:table-cell table:style-name="Tabela26.E1" office:value-type="string">
            <text:p text:style-name="P45">Restrição</text:p>
          </table:table-cell>
        </table:table-row>
        <table:table-row>
          <table:table-cell table:style-name="Tabela26.A2" office:value-type="string">
            <text:p text:style-name="P9">C<text:span text:style-name="T35">odEntrada</text:span></text:p>
          </table:table-cell>
          <table:table-cell table:style-name="Tabela26.A2" office:value-type="string">
            <text:p text:style-name="P9">Representa o código d<text:span text:style-name="T35">a entrada financeira lançada no sistema</text:span></text:p>
          </table:table-cell>
          <table:table-cell table:style-name="Tabela26.A2" office:value-type="string">
            <text:p text:style-name="P21">SERIAL</text:p>
          </table:table-cell>
          <table:table-cell table:style-name="Tabela26.A2" office:value-type="string">
            <text:p text:style-name="P21">Números inteiros positivos</text:p>
          </table:table-cell>
          <table:table-cell table:style-name="Tabela26.A2" office:value-type="string">
            <text:list xml:id="list3853891848422037813" text:style-name="L54">
              <text:list-item>
                <text:p text:style-name="P112">Chave Primária</text:p>
              </text:list-item>
              <text:list-item>
                <text:p text:style-name="P126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3">Valor</text:p>
          </table:table-cell>
          <table:table-cell table:style-name="Tabela26.A2" office:value-type="string">
            <text:p text:style-name="P67">Representa o <text:span text:style-name="T36">valor total da entrada</text:span></text:p>
          </table:table-cell>
          <table:table-cell table:style-name="Tabela26.A2" office:value-type="string">
            <text:p text:style-name="P73">Real</text:p>
          </table:table-cell>
          <table:table-cell table:style-name="Tabela26.A2" office:value-type="string">
            <text:p text:style-name="P73">Números inteiros reais</text:p>
          </table:table-cell>
          <table:table-cell table:style-name="Tabela26.A2" office:value-type="string">
            <text:list xml:id="list5944189310010642174" text:style-name="L55">
              <text:list-item>
                <text:p text:style-name="P145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3">Data</text:p>
          </table:table-cell>
          <table:table-cell table:style-name="Tabela26.A4" office:value-type="string">
            <text:p text:style-name="P61">Representa <text:span text:style-name="T36">a data em que a entrada foi lançada no sistema</text:span>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p text:style-name="P73">Date</text:p>
          </table:table-cell>
          <table:table-cell table:style-name="Tabela26.A4" office:value-type="string">
            <text:list xml:id="list8893300454418311929" text:style-name="L56">
              <text:list-item>
                <text:p text:style-name="P137">Não nulo</text:p>
              </text:list-item>
            </text:list>
          </table:table-cell>
        </table:table-row>
      </table:table>
      <text:p text:style-name="P3"><text:soft-page-break/><text:span text:style-name="T1">Tabela 1</text:span><text:span text:style-name="T8">2</text:span><text:span text:style-name="T1"> </text:span><text:span text:style-name="T24">– Entidade </text:span><text:span text:style-name="T25">ENTRADA</text:span></text:p>
      <text:p text:style-name="P5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6"><text:span text:style-name="T36">CartaoCredito</text:span>: Entidade que armazena os dados de um produto.</text:p>
          </table:table-cell>
        </table:table-row>
      </table:table>
      <text:p text:style-name="P51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6">Atributo</text:p>
          </table:table-cell>
          <table:table-cell table:style-name="Tabela28.A1" office:value-type="string">
            <text:p text:style-name="P46">Descrição</text:p>
          </table:table-cell>
          <table:table-cell table:style-name="Tabela28.A1" office:value-type="string">
            <text:p text:style-name="P46">Tipo</text:p>
          </table:table-cell>
          <table:table-cell table:style-name="Tabela28.A1" office:value-type="string">
            <text:p text:style-name="P46">Domínio</text:p>
          </table:table-cell>
          <table:table-cell table:style-name="Tabela28.E1" office:value-type="string">
            <text:p text:style-name="P46">Restrição</text:p>
          </table:table-cell>
        </table:table-row>
        <table:table-row>
          <table:table-cell table:style-name="Tabela28.A2" office:value-type="string">
            <text:p text:style-name="P25">Numero</text:p>
          </table:table-cell>
          <table:table-cell table:style-name="Tabela28.A2" office:value-type="string">
            <text:p text:style-name="P10">Representa o <text:span text:style-name="T37">número do cartão</text:span></text:p>
          </table:table-cell>
          <table:table-cell table:style-name="Tabela28.A2" office:value-type="string">
            <text:p text:style-name="P36">Int</text:p>
          </table:table-cell>
          <table:table-cell table:style-name="Tabela28.A2" office:value-type="string">
            <text:p text:style-name="P36">Int</text:p>
          </table:table-cell>
          <table:table-cell table:style-name="Tabela28.A2" office:value-type="string">
            <text:list xml:id="list305825941310293262" text:style-name="L57">
              <text:list-item>
                <text:p text:style-name="P113">Chave 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5">Bandeira</text:p>
          </table:table-cell>
          <table:table-cell table:style-name="Tabela28.A3" office:value-type="string">
            <text:p text:style-name="P10">Representa <text:span text:style-name="T52">a</text:span> <text:span text:style-name="T31"><text:s/>bandeira do cartão usado</text:span></text:p>
          </table:table-cell>
          <table:table-cell table:style-name="Tabela28.A3" office:value-type="string">
            <text:p text:style-name="P34">VARCHAR(20)</text:p>
          </table:table-cell>
          <table:table-cell table:style-name="Tabela28.A3" office:value-type="string">
            <text:p text:style-name="P35">VARCHAR(20)</text:p>
          </table:table-cell>
          <table:table-cell table:style-name="Tabela28.A3" office:value-type="string">
            <text:list xml:id="list9025129241860124828" text:style-name="L58">
              <text:list-item>
                <text:p text:style-name="P114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4">– Entidade </text:span><text:span text:style-name="T26">CARTAOCREDITO</text:span></text:p>
      <text:p text:style-name="P5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6"><text:span text:style-name="T36">VendaCartao</text:span>: Entidade que armazena os dados de um produto.</text:p>
          </table:table-cell>
        </table:table-row>
      </table:table>
      <text:p text:style-name="P51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6">Atributo</text:p>
          </table:table-cell>
          <table:table-cell table:style-name="Tabela30.A1" office:value-type="string">
            <text:p text:style-name="P46">Descrição</text:p>
          </table:table-cell>
          <table:table-cell table:style-name="Tabela30.A1" office:value-type="string">
            <text:p text:style-name="P46">Tipo</text:p>
          </table:table-cell>
          <table:table-cell table:style-name="Tabela30.A1" office:value-type="string">
            <text:p text:style-name="P46">Domínio</text:p>
          </table:table-cell>
          <table:table-cell table:style-name="Tabela30.E1" office:value-type="string">
            <text:p text:style-name="P46">Restrição</text:p>
          </table:table-cell>
        </table:table-row>
        <table:table-row>
          <table:table-cell table:style-name="Tabela30.A2" office:value-type="string">
            <text:p text:style-name="P25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7"><text:span text:style-name="T39">VARCHAR</text:span>(20)</text:p>
          </table:table-cell>
          <table:table-cell table:style-name="Tabela30.A2" office:value-type="string">
            <text:p text:style-name="P28"><text:span text:style-name="T39">VARCHAR</text:span>(20)</text:p>
          </table:table-cell>
          <table:table-cell table:style-name="Tabela30.A2" office:value-type="string">
            <text:list xml:id="list5028717256372000263" text:style-name="L59">
              <text:list-item>
                <text:p text:style-name="P115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5">CodVenda</text:p>
          </table:table-cell>
          <table:table-cell table:style-name="Tabela30.A3" office:value-type="string">
            <text:p text:style-name="P10">Representa o <text:span text:style-name="T32">código da venda realizada com cartão</text:span></text:p>
          </table:table-cell>
          <table:table-cell table:style-name="Tabela30.A3" office:value-type="string">
            <text:p text:style-name="P26">Int</text:p>
          </table:table-cell>
          <table:table-cell table:style-name="Tabela30.A3" office:value-type="string">
            <text:p text:style-name="P26">Números inteiros positivos</text:p>
          </table:table-cell>
          <table:table-cell table:style-name="Tabela30.A3" office:value-type="string">
            <text:list xml:id="list8638566175948397958" text:style-name="L60">
              <text:list-item>
                <text:p text:style-name="P116">Não nulo</text:p>
              </text:list-item>
              <text:list-item>
                <text:p text:style-name="P129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5">NumParcelas</text:p>
          </table:table-cell>
          <table:table-cell table:style-name="Tabela30.A2" office:value-type="string">
            <text:p text:style-name="P74">Representa o <text:span text:style-name="T37">número de parcelas</text:span></text:p>
          </table:table-cell>
          <table:table-cell table:style-name="Tabela30.A2" office:value-type="string">
            <text:p text:style-name="P74">Int</text:p>
          </table:table-cell>
          <table:table-cell table:style-name="Tabela30.A2" office:value-type="string">
            <text:p text:style-name="P74">Números inteiros positivos</text:p>
          </table:table-cell>
          <table:table-cell table:style-name="Tabela30.A2" office:value-type="string">
            <text:list xml:id="list4803390025620871455" text:style-name="L61">
              <text:list-item>
                <text:p text:style-name="P146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4">– Entidade </text:span><text:span text:style-name="T26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5:59:59.261461990</dc:date>
    <meta:editing-duration>PT23H42M28S</meta:editing-duration>
    <meta:editing-cycles>62</meta:editing-cycles>
    <meta:generator>LibreOffice/5.1.6.2$Linux_X86_64 LibreOffice_project/10m0$Build-2</meta:generator>
    <meta:document-statistic meta:table-count="30" meta:image-count="0" meta:object-count="0" meta:page-count="8" meta:paragraph-count="419" meta:word-count="1249" meta:character-count="8270" meta:non-whitespace-character-count="7493"/>
  </office:meta>
</office:document-meta>
</file>